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33333" fo:font-size="9pt" fo:letter-spacing="normal" fo:font-style="normal" fo:font-weight="normal" officeooo:rsid="001f0e2a" officeooo:paragraph-rsid="001f0e2a"/>
    </style:style>
    <style:style style:name="P2" style:family="paragraph" style:parent-style-name="Preformatted_20_Text">
      <style:paragraph-properties fo:margin-top="0cm" fo:margin-bottom="0.499cm" loext:contextual-spacing="false" style:line-height-at-least="0.37cm" fo:text-align="start" style:justify-single-word="false" fo:orphans="2" fo:widows="2" fo:padding="0.132cm" fo:border="0.06pt solid #dddddd"/>
      <style:text-properties fo:font-variant="normal" fo:text-transform="none" fo:color="#333333" fo:font-size="9pt" fo:letter-spacing="normal" fo:font-style="normal" fo:font-weight="normal"/>
    </style:style>
    <style:style style:name="P3" style:family="paragraph" style:parent-style-name="Preformatted_20_Text">
      <style:paragraph-properties style:line-height-at-least="0.37cm" fo:text-align="start" style:justify-single-word="false" fo:orphans="2" fo:widows="2" fo:padding="0.132cm" fo:border="0.06pt solid #dddddd"/>
    </style:style>
    <style:style style:name="P4" style:family="paragraph" style:parent-style-name="Preformatted_20_Text">
      <style:paragraph-properties style:line-height-at-least="0.37cm" fo:text-align="start" style:justify-single-word="false" fo:orphans="2" fo:widows="2" fo:padding="0.132cm" fo:border="0.06pt solid #dddddd"/>
      <style:text-properties fo:font-variant="normal" fo:text-transform="none" fo:color="#333333" fo:font-size="9pt" fo:letter-spacing="normal" fo:font-style="normal" fo:font-weight="normal"/>
    </style:style>
    <style:style style:name="P5" style:family="paragraph" style:parent-style-name="Preformatted_20_Text">
      <style:paragraph-properties style:line-height-at-least="0.37cm" fo:text-align="start" style:justify-single-word="false" fo:orphans="2" fo:widows="2" fo:padding="0.132cm" fo:border="0.06pt solid #dddddd"/>
      <style:text-properties fo:font-variant="normal" fo:text-transform="none" fo:color="#333333" fo:letter-spacing="normal"/>
    </style:style>
    <style:style style:name="P6" style:family="paragraph" style:parent-style-name="Standard">
      <style:text-properties officeooo:rsid="001f0e2a" officeooo:paragraph-rsid="001f0e2a"/>
    </style:style>
    <style:style style:name="T1" style:family="text">
      <style:text-properties officeooo:rsid="001f0e2a"/>
    </style:style>
    <style:style style:name="T2" style:family="text">
      <style:text-properties fo:color="#0000ff" fo:font-weight="bold"/>
    </style:style>
    <style:style style:name="T3" style:family="text">
      <style:text-properties fo:color="#666666"/>
    </style:style>
    <style:style style:name="T4" style:family="text">
      <style:text-properties fo:color="#666666" fo:font-size="9pt" fo:font-style="normal" fo:font-weight="normal"/>
    </style:style>
    <style:style style:name="T5" style:family="text">
      <style:text-properties fo:color="#ba2121"/>
    </style:style>
    <style:style style:name="T6" style:family="text">
      <style:text-properties fo:font-size="9pt" fo:font-style="normal" fo:font-weight="normal"/>
    </style:style>
    <style:style style:name="T7" style:family="text">
      <style:text-properties fo:color="#008000"/>
    </style:style>
    <style:style style:name="T8" style:family="text">
      <style:text-properties fo:color="#008000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Logging in Python</text:span></text:p>
      <text:p text:style-name="Standard"/>
      <text:p text:style-name="P6"><text:a xlink:type="simple" xlink:href="https://pymotw.com/2/logging/" text:style-name="Internet_20_link" text:visited-style-name="Visited_20_Internet_20_Link">https://pymotw.com/2/logging/</text:a></text:p>
      <text:p text:style-name="P6"><text:a xlink:type="simple" xlink:href="https://docs.python.org/3/howto/logging.html" text:style-name="Internet_20_link" text:visited-style-name="Visited_20_Internet_20_Link">https://docs.python.org/3/howto/logging.html</text:a></text:p>
      <text:p text:style-name="P6"><text:a xlink:type="simple" xlink:href="http://docs.python-guide.org/en/latest/writing/logging/" text:style-name="Internet_20_link" text:visited-style-name="Visited_20_Internet_20_Link">http://docs.python-guide.org/en/latest/writing/logging/</text:a></text:p>
      <text:p text:style-name="P6"/>
      <text:p text:style-name="P1">import <text:span text:style-name="T2">logging</text:span></text:p>
      <text:p text:style-name="P3"/>
      <text:p text:style-name="P4">LOG_FILENAME <text:span text:style-name="T3">=</text:span> <text:span text:style-name="T5">'logging_example.out'</text:span></text:p>
      <text:p text:style-name="P4">logging<text:span text:style-name="T3">.</text:span>basicConfig(filename<text:span text:style-name="T3">=</text:span>LOG_FILENAME,</text:p>
      <text:p text:style-name="P5"><text:s text:c="20"/><text:span text:style-name="T6">level</text:span><text:span text:style-name="T4">=</text:span><text:span text:style-name="T6">logging</text:span><text:span text:style-name="T4">.</text:span><text:span text:style-name="T6">DEBUG,</text:span></text:p>
      <text:p text:style-name="P5"><text:s text:c="20"/><text:span text:style-name="T6">)</text:span></text:p>
      <text:p text:style-name="P3"/>
      <text:p text:style-name="P4">logging<text:span text:style-name="T3">.</text:span>debug(<text:span text:style-name="T5">'This message should go to the log file'</text:span>)</text:p>
      <text:p text:style-name="P3"/>
      <text:p text:style-name="P4">f <text:span text:style-name="T3">=</text:span> <text:span text:style-name="T7">open</text:span>(LOG_FILENAME, <text:span text:style-name="T5">'rt'</text:span>)</text:p>
      <text:p text:style-name="P4"><text:span text:style-name="T8">try</text:span>:</text:p>
      <text:p text:style-name="P5"><text:s text:c="4"/><text:span text:style-name="T6">body </text:span><text:span text:style-name="T4">=</text:span><text:span text:style-name="T6"> f</text:span><text:span text:style-name="T4">.</text:span><text:span text:style-name="T6">read()</text:span></text:p>
      <text:p text:style-name="P4"><text:span text:style-name="T8">finally</text:span>:</text:p>
      <text:p text:style-name="P5"><text:s text:c="4"/><text:span text:style-name="T6">f</text:span><text:span text:style-name="T4">.</text:span><text:span text:style-name="T6">close()</text:span></text:p>
      <text:p text:style-name="P3"/>
      <text:p text:style-name="P4"><text:span text:style-name="T8">print</text:span> <text:span text:style-name="T5">'FILE:'</text:span></text:p>
      <text:p text:style-name="P2"><text:span text:style-name="T8">print</text:span> body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1:55:08.906216864</meta:creation-date>
    <dc:date>2017-03-30T15:32:00.545417795</dc:date>
    <meta:editing-duration>PT3H25M23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36" meta:character-count="448" meta:non-whitespace-character-count="381"/>
  </office:meta>
</office:document-meta>
</file>